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text-indent="0cm" style:auto-text-indent="false"/>
    </style:style>
    <style:style style:name="P2" style:family="paragraph" style:parent-style-name="Heading_20_5" style:list-style-name="L1"/>
    <style:style style:name="P3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Pilares da segurança da informação</text:span></text:h>
      <text:p text:style-name="Text_20_body">Considerando as muitas ameaças que existem, como as empresas devem se proteger?</text:p>
      <text:list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" text:outline-level="5"><text:span text:style-name="Strong_20_Emphasis">Integridade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O pilar Integridade é responsável por manter as características originais dos dados, tal como foram configuradas na sua criação. Desta forma, as informações não podem ser alteradas sem autorização.</text:p>
          <text:p text:style-name="P3">Se houver alteração indevida nos dados, significa que houve perda de integridade, sendo necessário implementar mecanismos de controle para evitar alteração não autorizada de informações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" text:outline-level="5"><text:span text:style-name="Strong_20_Emphasis">Confidencialidade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Este pilar protege as informações de acessos não autorizados, estabelecendo privacidade para os dados da sua empresa, evitando situações de ciberataques ou espionagem.</text:p>
          <text:p text:style-name="P3">A base desse pilar é o controle do acesso por meio de autenticação de senha, que também pode ocorrer por meio de varredura biométrica e criptografia, o que vem gerando resultados favoráveis ​​nesse sentido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" text:outline-level="5"><text:span text:style-name="Strong_20_Emphasis">Disponibilidade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O ideal em um sistema de informação é que os dados estejam disponíveis para o que for necessário, garantindo o acesso do usuário em tempo integral. Isso requer estabilidade e acesso permanente aos dados do sistema por meio de manutenção rápida, atualizações constantes e depuração.</text:p>
          <text:p text:style-name="P3">É importante lembrar a vulnerabilidade dos sistemas que são suscetíveis a apagões, incêndios, ataques de negação e muitas outras possibilidades de ameaças que existem neste contexto.<text:span text:style-name="Strong_20_Emphasis"> 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" text:outline-level="5"><text:span text:style-name="Strong_20_Emphasis">Autenticidade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Confirmação de que os dados possuem legitimidade, ou seja, não haja manipulação ou intervenções externas de terceiros passando-se por colaboradores. Para tal objetivo, é necessário documentar as ações feitas pelos usuários na rede e nos sistemas.</text:p>
          <text:p text:style-name="P3">Os dados corporativos devem ter processos para identificar a sua autenticidade e isso é uma das tarefas da equipe de Segurança da Informação. A configuração de um log de acesso ajuda a confirmar a veracidade de um determinado registro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" text:outline-level="5"><text:span text:style-name="Strong_20_Emphasis">Legalidade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">Por fim, é necessário ter uma Política de Segurança para assegurar que todos os procedimentos relacionados à informação dentro da empresa sejam feitos de acordo com a lei. Isso evita que ocorram impedimentos operacionais, averiguações e auditorias de órgãos fiscalizadores.</text:p>
          <text:p text:style-name="P3">Adequar o conteúdo protegido à legislação é primordial, principalmente porque irá vigorar em agosto de 2020 a nova Lei Geral de Proteção de Dados Pessoais, que exigirá maior rigor de todas as empresas.</text:p>
        </text:list-item>
      </text:list>
      <text:h text:style-name="P1" text:outline-level="4"><text:soft-page-break/><text:span text:style-name="Strong_20_Emphasis">Como fortalecer esses pilares da sua empresa?</text:span></text:h>
      <text:p text:style-name="Text_20_body">Depois de aprender mais sobre os pilares da segurança da informação, é preciso avaliar se suas práticas seguem esses princípios para ficar longe das infinitas possibilidades de ameaças aos seus dados.</text:p>
      <text:p text:style-name="Text_20_body">Muitas soluções já são utilizadas por diversas empresas que buscam eliminar riscos aos sistemas de segurança, consolidando os pilares da segurança da informação em sua organizaçã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4:02:18.556668396</meta:creation-date>
    <dc:date>2023-10-12T14:03:16.373612927</dc:date>
    <meta:editing-duration>PT58S</meta:editing-duration>
    <meta:editing-cycles>1</meta:editing-cycles>
    <meta:document-statistic meta:table-count="0" meta:image-count="0" meta:object-count="0" meta:page-count="2" meta:paragraph-count="20" meta:word-count="421" meta:character-count="2789" meta:non-whitespace-character-count="2390"/>
    <meta:generator>LibreOffice/7.6.2.1$Linux_X86_64 LibreOffice_project/60$Build-1</meta:generator>
  </office:meta>
</office:document-meta>
</file>